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1" style:family="text">
      <style:text-properties officeooo:rsid="000672d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DELIMITER |</text:p>
      <text:p text:style-name="Text_20_body">CREATE TRIGGER `stock_alerte` AFTER UPDATE ON `produit`</text:p>
      <text:p text:style-name="Text_20_body">FOR EACH ROW</text:p>
      <text:p text:style-name="Text_20_body">BEGIN</text:p>
      <text:p text:style-name="Text_20_body"><text:s text:c="4"/>DECLARE qte_commandee INT;</text:p>
      <text:p text:style-name="Text_20_body"><text:s text:c="4"/>IF NEW.stkphy &lt;= NEW.stkale THEN</text:p>
      <text:p text:style-name="Text_20_body"><text:s text:c="8"/>SELECT (NEW.stkale - NEW.stkphy) - COALESCE((SELECT SUM(qte) FROM articles_a_commander WHERE codart = NEW.codart AND date IS NULL), 0) INTO qte_commandee;</text:p>
      <text:p text:style-name="Text_20_body"><text:s text:c="8"/>IF qte_commandee &gt; 0 THEN</text:p>
      <text:p text:style-name="Text_20_body"><text:s text:c="12"/>INSERT INTO articles_a_commander (codart, date, qte) VALUES (NEW.codart, NOW(), qte_commandee);</text:p>
      <text:p text:style-name="Text_20_body"><text:s text:c="8"/>END IF;</text:p>
      <text:p text:style-name="Text_20_body"><text:s text:c="4"/>END IF;</text:p>
      <text:p text:style-name="Text_20_body">END;|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5:45:15.579425159</meta:creation-date>
    <dc:date>2023-03-01T16:54:04.191477495</dc:date>
    <meta:editing-duration>PT8M4S</meta:editing-duration>
    <meta:editing-cycles>1</meta:editing-cycles>
    <meta:document-statistic meta:table-count="0" meta:image-count="0" meta:object-count="0" meta:page-count="1" meta:paragraph-count="12" meta:word-count="61" meta:character-count="482" meta:non-whitespace-character-count="385"/>
    <meta:generator>LibreOffice/7.3.7.2$Linux_X86_64 LibreOffice_project/30$Build-2</meta:generator>
  </office:meta>
</office:document-meta>
</file>